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3" style:family="table">
      <style:table-properties style:width="25.709cm" fo:margin-left="0cm" fo:margin-right="-0.009cm" table:align="margins"/>
    </style:style>
    <style:style style:name="表格3.A" style:family="table-column">
      <style:table-column-properties style:column-width="20.345cm" style:rel-column-width="51861*"/>
    </style:style>
    <style:style style:name="表格3.B" style:family="table-column">
      <style:table-column-properties style:column-width="5.364cm" style:rel-column-width="13674*"/>
    </style:style>
    <style:style style:name="表格3.A1" style:family="table-cell">
      <style:table-cell-properties fo:padding="0.097cm" fo:border="none"/>
    </style:style>
    <style:style style:name="表格3.B1" style:family="table-cell">
      <style:table-cell-properties fo:padding="0.097cm" fo:border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25.712cm" fo:margin-left="0cm" fo:margin-right="-0.012cm" table:align="margins" style:writing-mode="lr-tb"/>
    </style:style>
    <style:style style:name="表格1.A" style:family="table-column">
      <style:table-column-properties style:column-width="1.212cm" style:rel-column-width="3088*"/>
    </style:style>
    <style:style style:name="表格1.B" style:family="table-column">
      <style:table-column-properties style:column-width="2.422cm" style:rel-column-width="6172*"/>
    </style:style>
    <style:style style:name="表格1.C" style:family="table-column">
      <style:table-column-properties style:column-width="1.427cm" style:rel-column-width="3637*"/>
    </style:style>
    <style:style style:name="表格1.D" style:family="table-column">
      <style:table-column-properties style:column-width="2.168cm" style:rel-column-width="5525*"/>
    </style:style>
    <style:style style:name="表格1.E" style:family="table-column">
      <style:table-column-properties style:column-width="1.247cm" style:rel-column-width="3178*"/>
    </style:style>
    <style:style style:name="表格1.F" style:family="table-column">
      <style:table-column-properties style:column-width="1.436cm" style:rel-column-width="3659*"/>
    </style:style>
    <style:style style:name="表格1.G" style:family="table-column">
      <style:table-column-properties style:column-width="1.325cm" style:rel-column-width="3376*"/>
    </style:style>
    <style:style style:name="表格1.H" style:family="table-column">
      <style:table-column-properties style:column-width="1.326cm" style:rel-column-width="3380*"/>
    </style:style>
    <style:style style:name="表格1.I" style:family="table-column">
      <style:table-column-properties style:column-width="1.655cm" style:rel-column-width="4217*"/>
    </style:style>
    <style:style style:name="表格1.J" style:family="table-column">
      <style:table-column-properties style:column-width="1.656cm" style:rel-column-width="4221*"/>
    </style:style>
    <style:style style:name="表格1.L" style:family="table-column">
      <style:table-column-properties style:column-width="1.99cm" style:rel-column-width="5071*"/>
    </style:style>
    <style:style style:name="表格1.M" style:family="table-column">
      <style:table-column-properties style:column-width="1.988cm" style:rel-column-width="5066*"/>
    </style:style>
    <style:style style:name="表格1.O" style:family="table-column">
      <style:table-column-properties style:column-width="2.221cm" style:rel-column-width="5658*"/>
    </style:style>
    <style:style style:name="表格1.1" style:family="table-row">
      <style:table-row-properties style:min-row-height="0.529cm" style:keep-together="true"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O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.2" style:family="table-row">
      <style:table-row-properties style:min-row-height="0.714cm" style:keep-together="true" fo:keep-together="auto"/>
    </style:style>
    <style:style style:name="表格1.B2" style:family="table-cell">
      <style:table-cell-properties style:vertical-align="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3" style:family="table-row">
      <style:table-row-properties style:min-row-height="0.767cm" style:keep-together="true" fo:keep-together="auto"/>
    </style:style>
    <style:style style:name="表格2" style:family="table">
      <style:table-properties style:width="25.702cm" fo:margin-left="0cm" fo:margin-right="-0.002cm" table:align="margins" style:writing-mode="lr-tb"/>
    </style:style>
    <style:style style:name="表格2.A" style:family="table-column">
      <style:table-column-properties style:column-width="0.88cm" style:rel-column-width="2244*"/>
    </style:style>
    <style:style style:name="表格2.B" style:family="table-column">
      <style:table-column-properties style:column-width="1.353cm" style:rel-column-width="3449*"/>
    </style:style>
    <style:style style:name="表格2.C" style:family="table-column">
      <style:table-column-properties style:column-width="1.432cm" style:rel-column-width="3652*"/>
    </style:style>
    <style:style style:name="表格2.D" style:family="table-column">
      <style:table-column-properties style:column-width="1.776cm" style:rel-column-width="4529*"/>
    </style:style>
    <style:style style:name="表格2.E" style:family="table-column">
      <style:table-column-properties style:column-width="1.607cm" style:rel-column-width="4097*"/>
    </style:style>
    <style:style style:name="表格2.F" style:family="table-column">
      <style:table-column-properties style:column-width="1.064cm" style:rel-column-width="2712*"/>
    </style:style>
    <style:style style:name="表格2.G" style:family="table-column">
      <style:table-column-properties style:column-width="1.566cm" style:rel-column-width="3993*"/>
    </style:style>
    <style:style style:name="表格2.H" style:family="table-column">
      <style:table-column-properties style:column-width="2.29cm" style:rel-column-width="5837*"/>
    </style:style>
    <style:style style:name="表格2.I" style:family="table-column">
      <style:table-column-properties style:column-width="1.485cm" style:rel-column-width="3787*"/>
    </style:style>
    <style:style style:name="表格2.J" style:family="table-column">
      <style:table-column-properties style:column-width="0.847cm" style:rel-column-width="2158*"/>
    </style:style>
    <style:style style:name="表格2.K" style:family="table-column">
      <style:table-column-properties style:column-width="1.573cm" style:rel-column-width="4011*"/>
    </style:style>
    <style:style style:name="表格2.L" style:family="table-column">
      <style:table-column-properties style:column-width="1.658cm" style:rel-column-width="4227*"/>
    </style:style>
    <style:style style:name="表格2.N" style:family="table-column">
      <style:table-column-properties style:column-width="1.905cm" style:rel-column-width="4857*"/>
    </style:style>
    <style:style style:name="表格2.O" style:family="table-column">
      <style:table-column-properties style:column-width="1.602cm" style:rel-column-width="4083*"/>
    </style:style>
    <style:style style:name="表格2.P" style:family="table-column">
      <style:table-column-properties style:column-width="1.242cm" style:rel-column-width="3166*"/>
    </style:style>
    <style:style style:name="表格2.Q" style:family="table-column">
      <style:table-column-properties style:column-width="1.852cm" style:rel-column-width="4722*"/>
    </style:style>
    <style:style style:name="表格2.1" style:family="table-row">
      <style:table-row-properties style:min-row-height="0.609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Q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Q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 style:font-size-complex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9pt" fo:background-color="transparent" style:font-size-asian="10.5pt" style:language-asian="zh" style:country-asian="CN" style:font-size-complex="9pt"/>
    </style:style>
    <style:style style:name="P4" style:family="paragraph" style:parent-style-name="Standard">
      <style:paragraph-properties style:snap-to-layout-grid="false"/>
      <style:text-properties fo:font-size="9pt" style:font-size-asian="10.5pt" style:font-size-complex="9pt"/>
    </style:style>
    <style:style style:name="P5" style:family="paragraph" style:parent-style-name="Standard">
      <style:paragraph-properties style:snap-to-layout-grid="false"/>
      <style:text-properties fo:font-size="9pt" style:font-size-asian="10.5pt" style:language-asian="zh" style:country-asian="CN" style:font-size-complex="9pt"/>
    </style:style>
    <style:style style:name="P6" style:family="paragraph" style:parent-style-name="Standard">
      <style:text-properties fo:font-size="9pt" style:font-size-asian="9pt" style:language-asian="zh" style:country-asian="CN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background-color="transparent" style:font-size-asian="10.5pt" style:language-asian="zh" style:country-asian="CN" style:font-size-complex="10.5pt"/>
    </style:style>
    <style:style style:name="P10" style:family="paragraph" style:parent-style-name="Standard">
      <style:text-properties style:font-size-asian="10.5pt" style:language-asian="zh" style:country-asian="CN" style:font-size-complex="10.5pt"/>
    </style:style>
    <style:style style:name="P11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style:font-size-asian="10.5pt" style:language-asian="zh" style:country-asian="CN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2pt" style:language-asian="zh" style:country-asian="CN" style:font-size-complex="12pt"/>
    </style:style>
    <style:style style:name="P15" style:family="paragraph" style:parent-style-name="Table_20_Contents">
      <style:text-properties style:font-name="宋体" style:font-name-asian="宋体" style:font-size-asian="10.5pt"/>
    </style:style>
    <style:style style:name="P16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language-asian="zh" style:country-asian="CN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.5pt" fo:font-weight="bold" style:language-asian="zh" style:country-asian="CN" style:font-weight-asian="bold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[[repeatIn(objects,'o')]]</text:span> <text:s text:c="69"/>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table:number-rows-spanned="4" office:value-type="string">
            <text:p text:style-name="P7"><text:s text:c="41"/><text:span text:style-name="T3"><text:s text:c="2"/></text:span><text:span text:style-name="T4">深圳市牧泰莱电路技术有限公司</text:span></text:p>
            <text:p text:style-name="P7"><text:s text:c="43"/>SHENZHEN MIUTILAYER PCB TECHNOLOGY CO., LTD </text:p>
            <text:p text:style-name="P7"><text:s text:c="26"/>产品加工合同</text:p>
          </table:table-cell>
          <table:table-cell table:style-name="表格3.B1" office:value-type="string">
            <text:p text:style-name="P14">合同编号：[[o.name]]</text:p>
          </table:table-cell>
        </table:table-row>
        <table:table-row>
          <table:covered-table-cell/>
          <table:table-cell table:style-name="表格3.B2" office:value-type="string">
            <text:p text:style-name="P14">订单日期：[[o.date_order]]</text:p>
          </table:table-cell>
        </table:table-row>
        <table:table-row>
          <table:covered-table-cell/>
          <table:table-cell table:style-name="表格3.B2" office:value-type="string">
            <text:p text:style-name="P14">签订地点：深圳</text:p>
          </table:table-cell>
        </table:table-row>
        <table:table-row>
          <table:covered-table-cell/>
          <table:table-cell table:style-name="表格3.B2" office:value-type="string">
            <text:p text:style-name="P14">客户订单号：[[o.client_order_ref]]</text:p>
          </table:table-cell>
        </table:table-row>
      </table:table>
      <text:p text:style-name="P8"><text:s text:c="221"/></text:p>
      <text:p text:style-name="P2"><text:span text:style-name="T2">卖方(承揽方)：深圳市牧泰莱电路技术有限公司</text:span> <text:s text:c="61"/><text:span text:style-name="T2">买方(定作方)：[[o.partner_id.name]]</text:span></text:p>
      <text:p text:style-name="P2">地址：<text:span text:style-name="T2">深圳市宝安区福永街道桥塘路福源工业区6栋</text:span> <text:s text:c="53"/>地址：<text:span text:style-name="T2">[[o.partner_shipping_id.street]]</text:span></text:p>
      <text:p text:style-name="P2">电话： <text:s text:c="27"/>传真： <text:s text:c="25"/><text:span text:style-name="T2">联系人：</text:span> <text:s text:c="46"/>收货地址：<text:span text:style-name="T2">[[o.partner_shipping_id.street]]</text:span></text:p>
      <text:p text:style-name="P2">开户行： <text:s text:c="47"/>账号： <text:s text:c="63"/>电话：<text:span text:style-name="T2">[[o.partner_shipping_id.phone]]</text:span> <text:s text:c="2"/>传真：<text:span text:style-name="T2">[[o.partner_shipping_id.fax]]</text:span></text:p>
      <text:p text:style-name="P2"><text:s text:c="136"/>联系人：<text:span text:style-name="T2">[[o.partner_shipping_id.name]]</text:span></text:p>
      <text:p text:style-name="P2"><text:span text:style-name="T2">一、</text:span><text:span text:style-name="T1">产品名称、规格、数量及交货期 </text:span><text:s text:c="74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 table:number-columns-repeated="2"/>
        <table:table-column table:style-name="表格1.L"/>
        <table:table-column table:style-name="表格1.M" table:number-columns-repeated="2"/>
        <table:table-column table:style-name="表格1.O"/>
        <table:table-row table:style-name="表格1.1">
          <table:table-cell table:style-name="表格1.A1" office:value-type="string">
            <text:p text:style-name="P4">序号</text:p>
          </table:table-cell>
          <table:table-cell table:style-name="表格1.A1" office:value-type="string">
            <text:p text:style-name="P4">产品名称</text:p>
          </table:table-cell>
          <table:table-cell table:style-name="表格1.A1" office:value-type="string">
            <text:p text:style-name="P4">板厚</text:p>
          </table:table-cell>
          <table:table-cell table:style-name="表格1.A1" office:value-type="string">
            <text:p text:style-name="P4">尺寸</text:p>
          </table:table-cell>
          <table:table-cell table:style-name="表格1.A1" office:value-type="string">
            <text:p text:style-name="P4">层数</text:p>
          </table:table-cell>
          <table:table-cell table:style-name="表格1.A1" office:value-type="string">
            <text:p text:style-name="P4">数量</text:p>
          </table:table-cell>
          <table:table-cell table:style-name="表格1.A1" office:value-type="string">
            <text:p text:style-name="P4">单元</text:p>
          </table:table-cell>
          <table:table-cell table:style-name="表格1.A1" office:value-type="string">
            <text:p text:style-name="P4">单价</text:p>
          </table:table-cell>
          <table:table-cell table:style-name="表格1.A1" office:value-type="string">
            <text:p text:style-name="P4">准备费</text:p>
          </table:table-cell>
          <table:table-cell table:style-name="表格1.A1" office:value-type="string">
            <text:p text:style-name="P4">光绘费</text:p>
          </table:table-cell>
          <table:table-cell table:style-name="表格1.A1" office:value-type="string">
            <text:p text:style-name="P4">测试费</text:p>
          </table:table-cell>
          <table:table-cell table:style-name="表格1.A1" office:value-type="string">
            <text:p text:style-name="P4">其他费用</text:p>
          </table:table-cell>
          <table:table-cell table:style-name="表格1.A1" office:value-type="string">
            <text:p text:style-name="P4">合计金额</text:p>
          </table:table-cell>
          <table:table-cell table:style-name="表格1.A1" office:value-type="string">
            <text:p text:style-name="P4">发货日期</text:p>
          </table:table-cell>
          <table:table-cell table:style-name="表格1.O1" office:value-type="string">
            <text:p text:style-name="P4">回签发货</text:p>
          </table:table-cell>
        </table:table-row>
        <table:table-row table:style-name="表格1.2">
          <table:table-cell table:style-name="表格1.A1" office:value-type="string">
            <text:p text:style-name="P5"/>
          </table:table-cell>
          <table:table-cell table:style-name="表格1.B2" office:value-type="string">
            <text:p text:style-name="P5">[[repeatIn(o.order_line,'line')]]</text:p>
            <text:p text:style-name="P5">[[line.product_id.name]]</text:p>
          </table:table-cell>
          <table:table-cell table:style-name="表格1.B2" office:value-type="string">
            <text:p text:style-name="P5">[[line.price_sheet_id.pcb_info_id.basic_board_thickness]]</text:p>
          </table:table-cell>
          <table:table-cell table:style-name="表格1.A1" office:value-type="string">
            <text:p text:style-name="P5">[[line.price_sheet_id.pcb_info_id.pcs_length]]*[[line.price_sheet_id.pcb_info_id.pcs_width]]</text:p>
          </table:table-cell>
          <table:table-cell table:style-name="表格1.A1" office:value-type="string">
            <text:p text:style-name="P5">[[line.price_sheet_id.pcb_info_id.layer_count]]</text:p>
          </table:table-cell>
          <table:table-cell table:style-name="表格1.A1" office:value-type="string">
            <text:p text:style-name="P5">[[line.product_uom_qty]]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5">[[line.price_sheet_id.cost_price_s]]</text:p>
          </table:table-cell>
          <table:table-cell table:style-name="表格1.A1" office:value-type="string">
            <text:p text:style-name="P5">[[line.price_sheet_id.cost_ready_s]]</text:p>
          </table:table-cell>
          <table:table-cell table:style-name="表格1.A1" office:value-type="string">
            <text:p text:style-name="P5">[[line.price_sheet_id.cost_plot_s]]</text:p>
          </table:table-cell>
          <table:table-cell table:style-name="表格1.A1" office:value-type="string">
            <text:p text:style-name="P5">[[line.price_sheet_id.cost_test_s]]</text:p>
          </table:table-cell>
          <table:table-cell table:style-name="表格1.A1" office:value-type="string">
            <text:p text:style-name="P5">[[line.price_sheet_id.cost_other_s]]</text:p>
          </table:table-cell>
          <table:table-cell table:style-name="表格1.A1" office:value-type="string">
            <text:p text:style-name="P5"><text:bookmark-start text:name="__DdeLink__1291_2111207707"/>[[line.price_sheet_id.cost_all_s]]<text:bookmark-end text:name="__DdeLink__1291_2111207707"/></text:p>
          </table:table-cell>
          <table:table-cell table:style-name="表格1.A1" office:value-type="string">
            <text:p text:style-name="P4"/>
          </table:table-cell>
          <table:table-cell table:style-name="表格1.O1" office:value-type="string">
            <text:p text:style-name="P4"/>
          </table:table-cell>
        </table:table-row>
        <table:table-row table:style-name="表格1.3"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O1" office:value-type="string">
            <text:p text:style-name="P4"/>
          </table:table-cell>
        </table:table-row>
      </table:table>
      <text:p text:style-name="P10">二、产品制作要求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K"/>
        <table:table-column table:style-name="表格2.N"/>
        <table:table-column table:style-name="表格2.O"/>
        <table:table-column table:style-name="表格2.P"/>
        <table:table-column table:style-name="表格2.Q"/>
        <table:table-row table:style-name="表格2.1">
          <table:table-cell table:style-name="表格2.A1" office:value-type="string">
            <text:p text:style-name="P11">序号</text:p>
          </table:table-cell>
          <table:table-cell table:style-name="表格2.A1" office:value-type="string">
            <text:p text:style-name="P11">批次号</text:p>
          </table:table-cell>
          <table:table-cell table:style-name="表格2.A1" office:value-type="string">
            <text:p text:style-name="P11">档案号</text:p>
          </table:table-cell>
          <table:table-cell table:style-name="表格2.A1" office:value-type="string">
            <text:p text:style-name="P11">物料编码</text:p>
          </table:table-cell>
          <table:table-cell table:style-name="表格2.A1" office:value-type="string">
            <text:p text:style-name="P11">制版类型</text:p>
          </table:table-cell>
          <table:table-cell table:style-name="表格2.A1" office:value-type="string">
            <text:p text:style-name="P11">板材</text:p>
          </table:table-cell>
          <table:table-cell table:style-name="表格2.A1" office:value-type="string">
            <text:p text:style-name="P11">工艺要求</text:p>
          </table:table-cell>
          <table:table-cell table:style-name="表格2.A1" office:value-type="string">
            <text:p text:style-name="P11">外铜箔厚</text:p>
          </table:table-cell>
          <table:table-cell table:style-name="表格2.A1" office:value-type="string">
            <text:p text:style-name="P11">内铜箔厚</text:p>
          </table:table-cell>
          <table:table-cell table:style-name="表格2.A1" office:value-type="string">
            <text:p text:style-name="P11">过孔</text:p>
          </table:table-cell>
          <table:table-cell table:style-name="表格2.A1" office:value-type="string">
            <text:p text:style-name="P11">阻焊颜色</text:p>
          </table:table-cell>
          <table:table-cell table:style-name="表格2.A1" office:value-type="string">
            <text:p text:style-name="P11">字符颜色</text:p>
          </table:table-cell>
          <table:table-cell table:style-name="表格2.A1" office:value-type="string">
            <text:p text:style-name="P11">测试类型</text:p>
          </table:table-cell>
          <table:table-cell table:style-name="表格2.A1" office:value-type="string">
            <text:p text:style-name="P11">牧泰莱标记</text:p>
          </table:table-cell>
          <table:table-cell table:style-name="表格2.A1" office:value-type="string">
            <text:p text:style-name="P11">来源形式</text:p>
          </table:table-cell>
          <table:table-cell table:style-name="表格2.A1" office:value-type="string">
            <text:p text:style-name="P11">图纸</text:p>
          </table:table-cell>
          <table:table-cell table:style-name="表格2.Q1" office:value-type="string">
            <text:p text:style-name="P11">特殊要求</text:p>
          </table:table-cell>
        </table:table-row>
        <table:table-row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1">[[line.product_id.default_code]]</text:p>
          </table:table-cell>
          <table:table-cell table:style-name="表格2.A2" office:value-type="string">
            <text:p text:style-name="P11"><text:bookmark-start text:name="__DdeLink__358_1660541200"/>[[line.product_id.default_code]]<text:bookmark-end text:name="__DdeLink__358_1660541200"/></text:p>
          </table:table-cell>
          <table:table-cell table:style-name="表格2.A2" office:value-type="string">
            <text:p text:style-name="P11">[[line.price_sheet_id.lead_id.sale_type]]</text:p>
          </table:table-cell>
          <table:table-cell table:style-name="表格2.A2" office:value-type="string">
            <text:p text:style-name="P11">[[line.price_sheet_id.pcb_info_id.board_material.name]]</text:p>
          </table:table-cell>
          <table:table-cell table:style-name="表格2.A2" office:value-type="string">
            <text:p text:style-name="P11">[[line.price_sheet_id.pcb_info_id.special_process_note]]</text:p>
          </table:table-cell>
          <table:table-cell table:style-name="表格2.A2" office:value-type="string">
            <text:p text:style-name="P6">[[ line.price_sheet_id.pcb_info_id.layer_cu_thickness_ids[0].cu_thickness ]] /[[line.price_sheet_id.pcb_info_id.layer_cu_thickness_ids [-1].cu_thickness ]]</text:p>
            <text:p text:style-name="P6"><text:s text:c="3"/></text:p>
          </table:table-cell>
          <table:table-cell table:style-name="表格2.A2" office:value-type="string">
            <text:p text:style-name="P11">[[ [i.cu_thickness for i in line.price_sheet_id.pcb_info_id.layer_cu_thickness_ids][1:-1] ]]</text:p>
          </table:table-cell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1">[[line.price_sheet_id.pcb_info_id.solder_colour.name]]</text:p>
          </table:table-cell>
          <table:table-cell table:style-name="表格2.A2" office:value-type="string">
            <text:p text:style-name="P11">[[line.price_sheet_id.pcb_info_id.silk_colour.name]]</text:p>
          </table:table-cell>
          <table:table-cell table:style-name="表格2.A2" office:value-type="string">
            <text:p text:style-name="P11">[[line.price_sheet_id.pcb_info_id.test_type.name]]</text:p>
          </table:table-cell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A2" office:value-type="string">
            <text:p text:style-name="P12"/>
          </table:table-cell>
          <table:table-cell table:style-name="表格2.Q2" office:value-type="string">
            <text:p text:style-name="P12"/>
          </table:table-cell>
        </table:table-row>
        <table:table-row>
          <table:table-cell table:style-name="表格2.A2" table:number-columns-spanned="2" office:value-type="string">
            <text:p text:style-name="P13">合计</text:p>
          </table:table-cell>
          <table:covered-table-cell/>
          <table:table-cell table:style-name="表格2.A2" table:number-columns-spanned="6" office:value-type="string">
            <text:p text:style-name="P15"><text:s text:c="3"/>￥ <text:span text:style-name="T5">[[line.price_sheet_id.cost_all_s]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2" table:number-columns-spanned="9" office:value-type="string">
            <text:p text:style-name="P13">大写人民币：[[info_convent(line.price_sheet_id.cost_all_s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>三、交货地址: [[o.partner_id.city]] <text:s text:c="20"/>交货方式：[[repeatIn(o.order_line,line')]] [[line.price_sheet_id.pcb_info_id.delivery_type]]</text:p>
      <text:p text:style-name="P3">四、运费及运报费由： <text:s text:c="27"/>包装方式：[[repeatIn(o.order_line,line')]] [[line.price_sheet_id.pcb_info_id.packing_type]]</text:p>
      <text:p text:style-name="P3">五、验收标准：[[repeatIn(o.order_line,line')]] [[line.price_sheet_id.pcb_info_id.accept_standard.name]] <text:s text:c="24"/>验收期限：请在 7 <text:s/>天内以书面形式通知卖方，否则视为接收。</text:p>
      <text:p text:style-name="P3">六、票据形式：增值税发票 <text:s text:c="14"/>结算方式： <text:s text:c="40"/>付款方式：</text:p>
      <text:p text:style-name="P3">七、交货时间的天数以卖方收到合同回签后开始计算。</text:p>
      <text:p text:style-name="P3"><text:soft-page-break/>八、在卖方投料后买方提出更改设计或停止加工，应承担卖方因此受到的材料损失。在不造成报废的前提下,卖方尽量满足买方的更改要求,并相应顺延交货期。</text:p>
      <text:p text:style-name="P3">九、保密要求：卖方对买方提供之资料负有保密义务，长期合作关系的客户可按照双方签订的保密协议执行。</text:p>
      <text:p text:style-name="P3">十、遇不可抗力因素造成卖方未能按期交货，卖方应及时通知买方，否则责任由卖方承担。</text:p>
      <text:p text:style-name="P3">十一、因卖方产品质量原因造成了买方的产品报废，按照行业惯例，卖方的赔偿以不超过电路板自身价值为最高额度。</text:p>
      <text:p text:style-name="P3">十二、在履行合同过程中，若发生争议，由双方友好协商解决，协商未果，双方同意以法律手段解决。</text:p>
      <text:p text:style-name="P3">十三、双方业务中所发传真等同原件具同等法律效力。其它相关协议、手册等文件、资料和本合同有冲突的，以本合同为准。</text:p>
      <text:p text:style-name="P3">十四、特殊说明：[[line.price_sheet_id.pcb_info_id.special_process.label]]</text:p>
      <text:p text:style-name="P3">卖方：深圳市牧泰莱电路技术有限公司 <text:s/>(盖章) <text:s text:c="87"/>买方： <text:s text:c="39"/>(盖章)</text:p>
      <text:p text:style-name="P3">代表签字： <text:s text:c="121"/>代表签字：</text:p>
      <text:p text:style-name="P3">2008/10/28 Rev:D <text:s text:c="200"/>MTL-SR-001</text:p>
      <text:p text:style-name="P9"><text:s text:c="1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1cm" fo:margin-bottom="0.5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6H33M15S</meta:editing-duration>
    <meta:editing-cycles>162</meta:editing-cycles>
    <meta:generator>OpenOffice.org/3.3$Win32 OpenOffice.org_project/330m20$Build-9567</meta:generator>
    <dc:date>2012-09-19T08:59:59.96</dc:date>
    <meta:print-date>2012-06-28T17:55:59.40</meta:print-date>
    <dc:creator>wang sheng wang</dc:creator>
    <meta:document-statistic meta:table-count="3" meta:image-count="0" meta:object-count="0" meta:page-count="2" meta:paragraph-count="90" meta:word-count="400" meta:character-count="4121"/>
    <meta:user-defined meta:name="Info 1"/>
    <meta:user-defined meta:name="Info 2"/>
    <meta:user-defined meta:name="Info 3"/>
    <meta:user-defined meta:name="Info 4"/>
  </office:meta>
</office:document-meta>
</file>